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6752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952in"/>
    </style:style>
    <style:style style:name="co16" style:family="table-column">
      <style:table-column-properties fo:break-before="auto" style:column-width="1.2555in"/>
    </style:style>
    <style:style style:name="co17" style:family="table-column">
      <style:table-column-properties fo:break-before="auto" style:column-width="0.928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0.4783in"/>
    </style:style>
    <style:style style:name="co20" style:family="table-column">
      <style:table-column-properties fo:break-before="auto" style:column-width="1.5346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0.5638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220">
            <text:p>220</text:p>
          </table:table-cell>
          <table:table-cell office:value-type="string">
            <text:p>V_Alph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220">
            <text:p>22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160">
            <text:p>16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80">
            <text:p>80</text:p>
          </table:table-cell>
          <table:table-cell table:style-name="ce18" table:content-validation-name="val6" office:value-type="string">
            <text:p>V_Delta1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enemyClock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4">
            <text:p>14</text:p>
          </table:table-cell>
          <table:table-cell table:style-name="ce18" table:content-validation-name="val6" office:value-type="string">
            <text:p>V_Delta1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table:style-name="ce5" office:value-type="string">
            <text:p>V_ballM_slow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Gamma2_missile</text:p>
          </table:table-cell>
          <table:table-cell table:style-name="ce7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00">
            <text:p>100</text:p>
          </table:table-cell>
          <table:table-cell table:style-name="ce18" table:content-validation-name="val6" office:value-type="string">
            <text:p>V_Gamma2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table:style-name="ce5" office:value-type="string">
            <text:p>V_ballM_slow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Gamma2_missile</text:p>
          </table:table-cell>
          <table:table-cell table:style-name="ce7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30">
            <text:p>30</text:p>
          </table:table-cell>
          <table:table-cell table:style-name="ce14" table:content-validation-name="val3" office:value-type="string">
            <text:p>face_target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haseClock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5">
            <text:p>15</text:p>
          </table:table-cell>
          <table:table-cell table:style-name="ce18" table:content-validation-name="val6" office:value-type="string">
            <text:p>V_Gamm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table:style-name="ce5" office:value-type="string">
            <text:p>V_ballM_slow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Gamma2_missile</text:p>
          </table:table-cell>
          <table:table-cell table:style-name="ce7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30">
            <text:p>30</text:p>
          </table:table-cell>
          <table:table-cell table:style-name="ce14" table:content-validation-name="val3" office:value-type="string">
            <text:p>reset_facing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</text:p>
          </table:table-cell>
          <table:table-cell table:style-name="ce5" office:value-type="string">
            <text:p>V_laserM_fast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00">
            <text:p>100</text:p>
          </table:table-cell>
          <table:table-cell table:style-name="ce18" table:content-validation-name="val6" office:value-type="string">
            <text:p>V_Gamma3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</text:p>
          </table:table-cell>
          <table:table-cell table:style-name="ce5" office:value-type="string">
            <text:p>V_laserM_fast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haseClock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8">
            <text:p>8</text:p>
          </table:table-cell>
          <table:table-cell table:style-name="ce18" table:content-validation-name="val6" office:value-type="string">
            <text:p>V_Gamma3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</text:p>
          </table:table-cell>
          <table:table-cell table:style-name="ce5" office:value-type="string">
            <text:p>V_laserM_fast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3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0T23:16:19.40</dc:date>
    <dc:creator>Wister </dc:creator>
    <meta:editing-duration>PT1H26M21S</meta:editing-duration>
    <meta:editing-cycles>59</meta:editing-cycles>
    <meta:document-statistic meta:table-count="1" meta:cell-count="632" meta:object-count="0"/>
  </office:meta>
</office:document-meta>
</file>